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Courier 10 Pitch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5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NETTI</text:p>
          </table:table-cell>
          <table:table-cell table:style-name="ce3" office:value-type="string" calcext:value-type="string">
            <text:p>LORDI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if test=&quot;not data.get('only_stock', False) or o.mx_net_qty &gt; 0&quot;" xlink:type="simple">IF only stock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" xlink:type="simple">Code</text:a></text:p>
          </table:table-cell>
          <table:table-cell table:style-name="ce4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6" office:value-type="string" calcext:value-type="string">
            <text:p><text:a xlink:href="python://o.mx_net_qty" xlink:type="simple">mx_net_qty</text:a></text:p>
          </table:table-cell>
          <table:table-cell table:style-name="ce6" office:value-type="string" calcext:value-type="string">
            <text:p><text:a xlink:href="python://o.mx_lord_qty" xlink:type="simple">mx_lord_qty</text:a></text:p>
          </table:table-cell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if" xlink:type="simple">/if</text:a>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10"/>
          <table:table-cell table:style-name="ce4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08:46.0077788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0-10T16:09:14.304447593</dc:date>
    <dc:creator>thebrush </dc:creator>
    <meta:editing-duration>PT1H24M14S</meta:editing-duration>
    <meta:editing-cycles>10</meta:editing-cycles>
    <meta:document-statistic meta:table-count="1" meta:cell-count="15" meta:object-count="0"/>
  </office:meta>
</office:document-meta>
</file>